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ial" svg:font-family="Araial"/>
    <style:font-face style:name="Mangal1" svg:font-family="Mangal"/>
    <style:font-face style:name="Symbol" svg:font-family="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" fo:font-size="10pt" style:font-name-asian="Symbol" style:font-size-asian="10pt" style:font-name-complex="Symbol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Arial" fo:font-size="10pt" fo:font-weight="bold" style:font-name-asian="Symbol" style:font-size-asian="10pt" style:font-weight-asian="bold" style:font-name-complex="Symbol" style:font-size-complex="10pt" style:font-weight-complex="bold"/>
    </style:style>
    <style:style style:name="P3" style:family="paragraph" style:parent-style-name="Standard" style:list-style-name="">
      <style:paragraph-properties style:text-autospace="none"/>
      <style:text-properties style:font-name="Arial"/>
    </style:style>
    <style:style style:name="P4" style:family="paragraph" style:parent-style-name="Standard" style:list-style-name="">
      <style:paragraph-properties style:text-autospace="none"/>
      <style:text-properties style:font-name="Arial" fo:font-weight="bold" style:font-weight-asian="bold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2pt" style:font-name-asian="Symbol" style:font-size-asian="12pt" style:font-name-complex="Symbol" style:font-size-complex="12pt"/>
    </style:style>
    <style:style style:name="T4" style:family="text">
      <style:text-properties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Arial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rside og titelblad</text:p>
      <text:p text:style-name="P6"><text:span text:style-name="T1"/></text:p>
      <text:p text:style-name="P6">Udmærket. </text:p>
      <text:p text:style-name="P6"/>
      <text:p text:style-name="P2"><text:span text:style-name="T1">Resumé </text:span></text:p>
      <text:p text:style-name="P1"><text:span text:style-name="T1"/></text:p>
      <text:p text:style-name="P1"><text:span text:style-name="T1">· </text:span><text:span text:style-name="T2">Projektets problemstilling – OK </text:span></text:p>
      <text:p text:style-name="P1"><text:span text:style-name="T1">· </text:span><text:span text:style-name="T2">Projektets formål – OK </text:span></text:p>
      <text:p text:style-name="P1"><text:span text:style-name="T1">· </text:span><text:span text:style-name="T2">Materialer og metoder – Mangler metoder </text:span></text:p>
      <text:p text:style-name="P1"><text:span text:style-name="T1">· </text:span><text:span text:style-name="T2">De væsentligste resultater – Mangler </text:span></text:p>
      <text:p text:style-name="P3"><text:span text:style-name="T3">· </text:span><text:span text:style-name="T2">Konklusion – Mangler </text:span></text:p>
      <text:p text:style-name="P3"><text:span text:style-name="T2"/></text:p>
      <text:p text:style-name="P3"><text:span text:style-name="T2">Der er lige nu 155 ord, vi må ikke overskride ~400 ord. </text:span></text:p>
      <text:p text:style-name="P3"><text:span text:style-name="T2"/></text:p>
      <text:p text:style-name="P3"><text:span text:style-name="T2"/></text:p>
      <text:p text:style-name="P4"><text:span text:style-name="T2">Indholdsfortegnelse</text:span></text:p>
      <text:p text:style-name="P3"><text:span text:style-name="T2"/></text:p>
      <text:p text:style-name="P3"><text:span text:style-name="T2">Udmærket. </text:span></text:p>
      <text:p text:style-name="P3"><text:span text:style-name="T2"/></text:p>
      <text:p text:style-name="P4"><text:span text:style-name="T2">Forord</text:span></text:p>
      <text:p text:style-name="P3"><text:span text:style-name="T2"/></text:p>
      <text:p text:style-name="P3"><text:span text:style-name="T2">Kan fjernes. ”</text:span><text:span text:style-name="T2">Det kan benyttes til at informere kort om visse ydre omstændigheder for projektet</text:span><text:span text:style-name="T2">” </text:span></text:p>
      <text:p text:style-name="P3"><text:span text:style-name="T2"/></text:p>
      <text:p text:style-name="P3"><text:span text:style-name="T4">Indledning</text:span><text:span text:style-name="T2"> </text:span></text:p>
      <text:p text:style-name="P3"><text:span text:style-name="T2"/></text:p>
      <text:p text:style-name="P3"><text:span text:style-name="T2">Mangler læsevejledning.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aial" svg:font-family="Araial"/>
    <style:font-face style:name="Mangal1" svg:font-family="Mangal"/>
    <style:font-face style:name="Symbol" svg:font-family="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09:11:10.70</meta:creation-date>
    <meta:document-statistic meta:table-count="0" meta:image-count="0" meta:object-count="0" meta:page-count="1" meta:paragraph-count="15" meta:word-count="65" meta:character-count="423" meta:non-whitespace-character-count="361"/>
    <dc:date>2012-05-23T13:45:43.13</dc:date>
    <meta:editing-duration>PT3H49M31S</meta:editing-duration>
    <meta:editing-cycles>1</meta:editing-cycles>
    <meta:generator>LibreOffice/3.4$Win32 LibreOffice_project/340m1$Build-402</meta:generator>
  </office:meta>
</office:document-meta>
</file>